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/>
    </style:style>
    <style:style style:name="P10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11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2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3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4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5" style:family="paragraph" style:parent-style-name="Text_20_body" style:list-style-name="L7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6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T1" style:family="text">
      <style:text-properties style:font-name="Inter" fo:font-size="10.5pt" fo:letter-spacing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)</text:p>
      <text:section text:style-name="Sect1" text:name="885">
        <text:p text:style-name="P1"><text:span text:style-name="Strong_20_Emphasis"><text:span text:style-name="T1">Monitoring and troubleshooting network organizations is part of what network administrators do.</text:span></text:span></text:p>
        <text:list xml:id="list2466424603773953397" text:style-name="L1">
          <text:list-item>
            <text:p text:style-name="P2">True<text:tab/><text:tab/><text:tab/>r</text:p>
          </text:list-item>
          <text:list-item>
            <text:p text:style-name="P2">False</text:p>
            <text:p text:style-name="P11">Comments: Monitoring and troubleshooting networks are a major role of network administrators.</text:p>
          </text:list-item>
        </text:list>
        <text:p text:style-name="P10">Score: 0.0</text:p>
      </text:section>
      <text:section text:style-name="Sect1" text:name="886">
        <text:p text:style-name="P16">2)</text:p>
        <text:p text:style-name="P1"><text:span text:style-name="Strong_20_Emphasis"><text:span text:style-name="T1">Which command would you use to find the network configuration?</text:span></text:span></text:p>
        <text:list xml:id="list2688102871205465868" text:style-name="L3">
          <text:list-item>
            <text:p text:style-name="P4">nslookup</text:p>
          </text:list-item>
          <text:list-item>
            <text:p text:style-name="P4">cmd</text:p>
          </text:list-item>
          <text:list-item>
            <text:p text:style-name="P4">netchange</text:p>
          </text:list-item>
          <text:list-item>
            <text:p text:style-name="P4">Ipconfig<text:tab/><text:tab/><text:tab/><text:tab/>r</text:p>
            <text:p text:style-name="P12">Comments: Ipconfig displays all current IP network configuration values and refreshes DHCP and DNS settings.</text:p>
          </text:list-item>
        </text:list>
        <text:p text:style-name="P10">Score: 0.00</text:p>
      </text:section>
      <text:section text:style-name="Sect1" text:name="887">
        <text:p text:style-name="P16">3)</text:p>
        <text:p text:style-name="P1"><text:span text:style-name="Strong_20_Emphasis"><text:span text:style-name="T1">This command sends a network request from a computer and expects a response that indicates both hosts are communicating.</text:span></text:span></text:p>
        <text:p text:style-name="P9"/>
        <text:list xml:id="list4455520430036452976" text:style-name="L5">
          <text:list-header>
            <text:p text:style-name="P6">Nslookup</text:p>
          </text:list-header>
          <text:list-item>
            <text:p text:style-name="P6">Ping<text:tab/><text:tab/><text:tab/>r</text:p>
          </text:list-item>
          <text:list-item>
            <text:p text:style-name="P6">Ifconfig</text:p>
          </text:list-item>
          <text:list-item>
            <text:p text:style-name="P6">Tracert</text:p>
          </text:list-item>
        </text:list>
      </text:section>
      <text:section text:style-name="Sect1" text:name="888">
        <text:p text:style-name="P16">4)</text:p>
        <text:p text:style-name="P1"><text:span text:style-name="Strong_20_Emphasis"><text:span text:style-name="T1">A network administration command-line tool for querying the DNS to obtain domain name or IP address mapping, or other DNS records.</text:span></text:span></text:p>
        <text:list xml:id="list8769827556700008590" text:style-name="L6">
          <text:list-item>
            <text:p text:style-name="P7">Ifconfig</text:p>
          </text:list-item>
          <text:list-item>
            <text:p text:style-name="P7">Ping</text:p>
          </text:list-item>
          <text:list-item>
            <text:p text:style-name="P7">Nslookup<text:tab/><text:tab/><text:tab/>r</text:p>
            <text:p text:style-name="P14">Comments: nslookup is a simple but very practical command-line tool, which is principally used to find the IP address that corresponds to a host, or the domain name that corresponds to an IP address (a process called “Reverse DNS Lookup”).</text:p>
          </text:list-item>
          <text:list-item>
            <text:p text:style-name="P7">Tracert</text:p>
          </text:list-item>
        </text:list>
        <text:p text:style-name="P10">Score: 0.00</text:p>
      </text:section>
      <text:section text:style-name="Sect1" text:name="889">
        <text:p text:style-name="P16">5)</text:p>
        <text:p text:style-name="P1"><text:span text:style-name="T1">If you want to check the IP of a hostname such as google.com, </text:span><text:span text:style-name="Strong_20_Emphasis"><text:span text:style-name="T1">which command should you run?</text:span></text:span></text:p>
        <text:list xml:id="list2422312152077806092" text:style-name="L7">
          <text:list-item>
            <text:p text:style-name="P8"><text:soft-page-break/>Ipconfig</text:p>
          </text:list-item>
          <text:list-item>
            <text:p text:style-name="P8">Tracert</text:p>
          </text:list-item>
          <text:list-item>
            <text:p text:style-name="P8">Nslookup<text:tab/><text:tab/><text:tab/><text:tab/>r</text:p>
            <text:p text:style-name="P15">Comments: Nslookup is a command-line tool available in many operating systems. It queries the Domain Name System (DNS) for domain name or IP address mapping and other DNS records.</text:p>
          </text:list-item>
          <text:list-item>
            <text:p text:style-name="P8">Netstat</text:p>
          </text:list-item>
        </text:list>
        <text:p text:style-name="P10">Score: 0.00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1S</meta:editing-duration>
    <meta:editing-cycles>3</meta:editing-cycles>
    <meta:generator>OpenOffice/4.1.14$Win32 OpenOffice.org_project/4114m1$Build-9811</meta:generator>
    <dc:date>2023-11-09T13:13:30.70</dc:date>
    <meta:document-statistic meta:table-count="0" meta:image-count="0" meta:object-count="0" meta:page-count="2" meta:paragraph-count="36" meta:word-count="234" meta:character-count="1335"/>
    <dc:creator>kaos sevdalisi</dc:creator>
    <meta:user-defined meta:name="Info 1"/>
    <meta:user-defined meta:name="Info 2"/>
    <meta:user-defined meta:name="Info 3"/>
    <meta:user-defined meta:name="Info 4"/>
  </office:meta>
</office:document-meta>
</file>